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DEL CARPIO VIZCARDO, GROB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DEL CARPIO VIZCARDO, GROB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URIARTE VASQUEZ, NERI FRANCISC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9224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5:43:4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